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1D514B468080BCF358B.png" manifest:media-type="image/png"/>
  <manifest:file-entry manifest:full-path="Pictures/10000001000004E5000002A093A089A32789B921.png" manifest:media-type="image/png"/>
  <manifest:file-entry manifest:full-path="Pictures/10000001000002DB00000116EA6173AE2AD2CC3F.png" manifest:media-type="image/png"/>
  <manifest:file-entry manifest:full-path="Pictures/10000001000004E5000002A08A8C53230E6E1532.png" manifest:media-type="image/png"/>
  <manifest:file-entry manifest:full-path="Pictures/10000001000004E5000002A06868F3669C4FDB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38a" officeooo:paragraph-rsid="0008a3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ALCULATE EMPLOYEE SALARIES APPLYING THE PRINCIPLES OF INHERITANCE</text:p>
      <text:p text:style-name="Standard"/>
      <text:p text:style-name="Standard"><draw:frame draw:style-name="fr2" draw:name="Image1" text:anchor-type="char" svg:width="17cm" svg:height="9.116cm" draw:z-index="0"><draw:image xlink:href="Pictures/10000001000004E5000002A06868F3669C4FDB70.png" xlink:type="simple" xlink:show="embed" xlink:actuate="onLoad" draw:mime-type="image/png"/></draw:frame><draw:frame draw:style-name="fr1" draw:name="Image2" text:anchor-type="char" svg:x="-0.079cm" svg:y="9.26cm" svg:width="17cm" svg:height="9.116cm" draw:z-index="1"><draw:image xlink:href="Pictures/10000001000004E5000002A08A8C53230E6E1532.png" xlink:type="simple" xlink:show="embed" xlink:actuate="onLoad" draw:mime-type="image/png"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106cm" svg:y="0.192cm" svg:width="17cm" svg:height="9.116cm" draw:z-index="4"><draw:image xlink:href="Pictures/10000001000004E5000002A093A089A32789B92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714cm" svg:y="-0.681cm" svg:width="11.73cm" svg:height="7.546cm" draw:z-index="2"><draw:image xlink:href="Pictures/10000001000002D9000001D514B468080BCF358B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0.556cm" svg:y="6.668cm" svg:width="12.788cm" svg:height="6.465cm" draw:z-index="3"><draw:image xlink:href="Pictures/10000001000002DB00000116EA6173AE2AD2CC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6:36:23.904965562</meta:creation-date>
    <dc:date>2025-08-01T16:41:01.853381424</dc:date>
    <meta:editing-duration>PT4M41S</meta:editing-duration>
    <meta:editing-cycles>1</meta:editing-cycles>
    <meta:document-statistic meta:table-count="0" meta:image-count="5" meta:object-count="0" meta:page-count="2" meta:paragraph-count="2" meta:word-count="8" meta:character-count="69" meta:non-whitespace-character-count="59"/>
    <meta:generator>LibreOffice/7.3.7.2$Linux_X86_64 LibreOffice_project/30$Build-2</meta:generator>
  </office:meta>
</office:document-meta>
</file>